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par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Decentral max time prediction</text:p>
          </table:table-cell>
          <table:table-cell office:value-type="string" calcext:value-type="string">
            <text:p>Actual max time</text:p>
          </table:table-cell>
          <table:table-cell office:value-type="string" calcext:value-type="string">
            <text:p>Solve time</text:p>
          </table:table-cell>
          <table:table-cell table:style-name="Default" office:value-type="string" calcext:value-type="string">
            <text:p>Time of solving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table:number-columns-repeated="2" office:value-type="float" office:value="745.078709859622" calcext:value-type="float">
            <text:p>745.078709859622</text:p>
          </table:table-cell>
          <table:table-cell office:value-type="float" office:value="0.392772197723389" calcext:value-type="float">
            <text:p>0.3927721977233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table:number-columns-repeated="2" office:value-type="float" office:value="455.664168370452" calcext:value-type="float">
            <text:p>455.664168370452</text:p>
          </table:table-cell>
          <table:table-cell office:value-type="float" office:value="0.196409463882446" calcext:value-type="float">
            <text:p>0.1964094638824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table:number-columns-repeated="2" office:value-type="float" office:value="625.843349645527" calcext:value-type="float">
            <text:p>625.843349645527</text:p>
          </table:table-cell>
          <table:table-cell office:value-type="float" office:value="0.171527624130249" calcext:value-type="float">
            <text:p>0.17152762413024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table:number-columns-repeated="2" office:value-type="float" office:value="780.079887146831" calcext:value-type="float">
            <text:p>780.079887146831</text:p>
          </table:table-cell>
          <table:table-cell office:value-type="float" office:value="0.403681993484497" calcext:value-type="float">
            <text:p>0.4036819934844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table:number-columns-repeated="2" office:value-type="float" office:value="709.640194539548" calcext:value-type="float">
            <text:p>709.640194539548</text:p>
          </table:table-cell>
          <table:table-cell office:value-type="float" office:value="0.344180345535278" calcext:value-type="float">
            <text:p>0.3441803455352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table:number-columns-repeated="2" office:value-type="float" office:value="828.957945483809" calcext:value-type="float">
            <text:p>828.957945483809</text:p>
          </table:table-cell>
          <table:table-cell office:value-type="float" office:value="0.383472204208374" calcext:value-type="float">
            <text:p>0.3834722042083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table:number-columns-repeated="2" office:value-type="float" office:value="714.400361009678" calcext:value-type="float">
            <text:p>714.400361009678</text:p>
          </table:table-cell>
          <table:table-cell office:value-type="float" office:value="0.524871587753296" calcext:value-type="float">
            <text:p>0.5248715877532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table:number-columns-repeated="2" office:value-type="float" office:value="414.649977560716" calcext:value-type="float">
            <text:p>414.649977560716</text:p>
          </table:table-cell>
          <table:table-cell office:value-type="float" office:value="10.841340303421" calcext:value-type="float">
            <text:p>10.8413403034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table:number-columns-repeated="2" office:value-type="float" office:value="618.283740947626" calcext:value-type="float">
            <text:p>618.283740947626</text:p>
          </table:table-cell>
          <table:table-cell office:value-type="float" office:value="0.381844758987427" calcext:value-type="float">
            <text:p>0.3818447589874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836.134656512721" calcext:value-type="float">
            <text:p>836.134656512721</text:p>
          </table:table-cell>
          <table:table-cell office:value-type="float" office:value="767.962533198475" calcext:value-type="float">
            <text:p>767.962533198475</text:p>
          </table:table-cell>
          <table:table-cell office:value-type="float" office:value="0.650779247283935" calcext:value-type="float">
            <text:p>0.6507792472839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table:number-columns-repeated="2" office:value-type="float" office:value="954.159991779938" calcext:value-type="float">
            <text:p>954.159991779938</text:p>
          </table:table-cell>
          <table:table-cell office:value-type="float" office:value="2.53628993034363" calcext:value-type="float">
            <text:p>2.536289930343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table:number-columns-repeated="2" office:value-type="float" office:value="502.222151961681" calcext:value-type="float">
            <text:p>502.222151961681</text:p>
          </table:table-cell>
          <table:table-cell office:value-type="float" office:value="0.234799385070801" calcext:value-type="float">
            <text:p>0.2347993850708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table:number-columns-repeated="2" office:value-type="float" office:value="755.182366580982" calcext:value-type="float">
            <text:p>755.182366580982</text:p>
          </table:table-cell>
          <table:table-cell office:value-type="float" office:value="0.343688726425171" calcext:value-type="float">
            <text:p>0.3436887264251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table:number-columns-repeated="2" office:value-type="float" office:value="615.592015216319" calcext:value-type="float">
            <text:p>615.592015216319</text:p>
          </table:table-cell>
          <table:table-cell office:value-type="float" office:value="0.448940753936768" calcext:value-type="float">
            <text:p>0.4489407539367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table:number-columns-repeated="2" office:value-type="float" office:value="514.210442476472" calcext:value-type="float">
            <text:p>514.210442476472</text:p>
          </table:table-cell>
          <table:table-cell office:value-type="float" office:value="0.334883689880371" calcext:value-type="float">
            <text:p>0.3348836898803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table:number-columns-repeated="2" office:value-type="float" office:value="624.492696005041" calcext:value-type="float">
            <text:p>624.492696005041</text:p>
          </table:table-cell>
          <table:table-cell office:value-type="float" office:value="8.59261131286621" calcext:value-type="float">
            <text:p>8.592611312866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table:number-columns-repeated="2" office:value-type="float" office:value="1199.50235477389" calcext:value-type="float">
            <text:p>1199.50235477389</text:p>
          </table:table-cell>
          <table:table-cell office:value-type="float" office:value="18.8198466300964" calcext:value-type="float">
            <text:p>18.81984663009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table:number-columns-repeated="2" office:value-type="float" office:value="441.648545527461" calcext:value-type="float">
            <text:p>441.648545527461</text:p>
          </table:table-cell>
          <table:table-cell office:value-type="float" office:value="0.393051862716675" calcext:value-type="float">
            <text:p>0.3930518627166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table:number-columns-repeated="2" office:value-type="float" office:value="565.668545416029" calcext:value-type="float">
            <text:p>565.668545416029</text:p>
          </table:table-cell>
          <table:table-cell office:value-type="float" office:value="0.43302583694458" calcext:value-type="float">
            <text:p>0.433025836944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table:number-columns-repeated="2" office:value-type="float" office:value="901.340975891219" calcext:value-type="float">
            <text:p>901.340975891219</text:p>
          </table:table-cell>
          <table:table-cell office:value-type="float" office:value="0.93329644203186" calcext:value-type="float">
            <text:p>0.933296442031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table:number-columns-repeated="2" office:value-type="float" office:value="586.263701251713" calcext:value-type="float">
            <text:p>586.263701251713</text:p>
          </table:table-cell>
          <table:table-cell office:value-type="float" office:value="0.498599052429199" calcext:value-type="float">
            <text:p>0.4985990524291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table:number-columns-repeated="2" office:value-type="float" office:value="594.669729939714" calcext:value-type="float">
            <text:p>594.669729939714</text:p>
          </table:table-cell>
          <table:table-cell office:value-type="float" office:value="0.481221675872803" calcext:value-type="float">
            <text:p>0.4812216758728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table:number-columns-repeated="2" office:value-type="float" office:value="1184.77274275578" calcext:value-type="float">
            <text:p>1184.77274275578</text:p>
          </table:table-cell>
          <table:table-cell office:value-type="float" office:value="4.26923894882202" calcext:value-type="float">
            <text:p>4.269238948822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table:number-columns-repeated="2" office:value-type="float" office:value="511.833511293842" calcext:value-type="float">
            <text:p>511.833511293842</text:p>
          </table:table-cell>
          <table:table-cell office:value-type="float" office:value="0.456209421157837" calcext:value-type="float">
            <text:p>0.45620942115783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table:number-columns-repeated="2" office:value-type="float" office:value="422.159493994475" calcext:value-type="float">
            <text:p>422.159493994475</text:p>
          </table:table-cell>
          <table:table-cell office:value-type="float" office:value="0.275440216064453" calcext:value-type="float">
            <text:p>0.2754402160644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table:number-columns-repeated="2" office:value-type="float" office:value="1084.28486506459" calcext:value-type="float">
            <text:p>1084.28486506459</text:p>
          </table:table-cell>
          <table:table-cell office:value-type="float" office:value="1.65121650695801" calcext:value-type="float">
            <text:p>1.651216506958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table:number-columns-repeated="2" office:value-type="float" office:value="507.801129104343" calcext:value-type="float">
            <text:p>507.801129104343</text:p>
          </table:table-cell>
          <table:table-cell office:value-type="float" office:value="0.398056507110596" calcext:value-type="float">
            <text:p>0.3980565071105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table:number-columns-repeated="2" office:value-type="float" office:value="593.983178099646" calcext:value-type="float">
            <text:p>593.983178099646</text:p>
          </table:table-cell>
          <table:table-cell office:value-type="float" office:value="0.47079348564148" calcext:value-type="float">
            <text:p>0.470793485641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table:number-columns-repeated="2" office:value-type="float" office:value="675.097935528038" calcext:value-type="float">
            <text:p>675.097935528038</text:p>
          </table:table-cell>
          <table:table-cell office:value-type="float" office:value="1.78161430358887" calcext:value-type="float">
            <text:p>1.781614303588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table:number-columns-repeated="2" office:value-type="float" office:value="416.718374599995" calcext:value-type="float">
            <text:p>416.718374599995</text:p>
          </table:table-cell>
          <table:table-cell office:value-type="float" office:value="0.258951187133789" calcext:value-type="float">
            <text:p>0.2589511871337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1043.67435901774" calcext:value-type="float">
            <text:p>1043.67435901774</text:p>
          </table:table-cell>
          <table:table-cell office:value-type="float" office:value="985.108964477696" calcext:value-type="float">
            <text:p>985.108964477696</text:p>
          </table:table-cell>
          <table:table-cell office:value-type="float" office:value="7.38331818580627" calcext:value-type="float">
            <text:p>7.383318185806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743.207535622108" calcext:value-type="float">
            <text:p>743.207535622108</text:p>
          </table:table-cell>
          <table:table-cell office:value-type="float" office:value="718.108080819233" calcext:value-type="float">
            <text:p>718.108080819233</text:p>
          </table:table-cell>
          <table:table-cell office:value-type="float" office:value="0.948716163635254" calcext:value-type="float">
            <text:p>0.9487161636352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980.65352985013" calcext:value-type="float">
            <text:p>980.65352985013</text:p>
          </table:table-cell>
          <table:table-cell office:value-type="float" office:value="955.554075047255" calcext:value-type="float">
            <text:p>955.554075047255</text:p>
          </table:table-cell>
          <table:table-cell office:value-type="float" office:value="5.70629453659058" calcext:value-type="float">
            <text:p>5.706294536590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862.297644258255" calcext:value-type="float">
            <text:p>862.297644258255</text:p>
          </table:table-cell>
          <table:table-cell office:value-type="float" office:value="828.831704521088" calcext:value-type="float">
            <text:p>828.831704521088</text:p>
          </table:table-cell>
          <table:table-cell office:value-type="float" office:value="1.46854376792908" calcext:value-type="float">
            <text:p>1.468543767929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668.570117738154" calcext:value-type="float">
            <text:p>668.570117738154</text:p>
          </table:table-cell>
          <table:table-cell office:value-type="float" office:value="651.837147869571" calcext:value-type="float">
            <text:p>651.837147869571</text:p>
          </table:table-cell>
          <table:table-cell office:value-type="float" office:value="3.65557980537415" calcext:value-type="float">
            <text:p>3.655579805374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968.069034917843" calcext:value-type="float">
            <text:p>968.069034917843</text:p>
          </table:table-cell>
          <table:table-cell office:value-type="float" office:value="942.969580114968" calcext:value-type="float">
            <text:p>942.969580114968</text:p>
          </table:table-cell>
          <table:table-cell office:value-type="float" office:value="1.14602589607239" calcext:value-type="float">
            <text:p>1.146025896072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710.935888441452" calcext:value-type="float">
            <text:p>710.935888441452</text:p>
          </table:table-cell>
          <table:table-cell office:value-type="float" office:value="685.836433638577" calcext:value-type="float">
            <text:p>685.836433638577</text:p>
          </table:table-cell>
          <table:table-cell office:value-type="float" office:value="1.30628323554993" calcext:value-type="float">
            <text:p>1.30628323554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965.963132532715" calcext:value-type="float">
            <text:p>965.963132532715</text:p>
          </table:table-cell>
          <table:table-cell office:value-type="float" office:value="949.230162664131" calcext:value-type="float">
            <text:p>949.230162664131</text:p>
          </table:table-cell>
          <table:table-cell office:value-type="float" office:value="2.75990509986877" calcext:value-type="float">
            <text:p>2.759905099868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951.704205872755" calcext:value-type="float">
            <text:p>951.704205872755</text:p>
          </table:table-cell>
          <table:table-cell office:value-type="float" office:value="926.60475106988" calcext:value-type="float">
            <text:p>926.60475106988</text:p>
          </table:table-cell>
          <table:table-cell office:value-type="float" office:value="2.97840428352356" calcext:value-type="float">
            <text:p>2.978404283523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1179.98875627667" calcext:value-type="float">
            <text:p>1179.98875627667</text:p>
          </table:table-cell>
          <table:table-cell office:value-type="float" office:value="1129.78984667092" calcext:value-type="float">
            <text:p>1129.78984667092</text:p>
          </table:table-cell>
          <table:table-cell office:value-type="float" office:value="3.19552516937256" calcext:value-type="float">
            <text:p>3.195525169372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527.233353928413" calcext:value-type="float">
            <text:p>527.233353928413</text:p>
          </table:table-cell>
          <table:table-cell office:value-type="float" office:value="493.767414191247" calcext:value-type="float">
            <text:p>493.767414191247</text:p>
          </table:table-cell>
          <table:table-cell office:value-type="float" office:value="6.32579278945923" calcext:value-type="float">
            <text:p>6.325792789459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951.901778187817" calcext:value-type="float">
            <text:p>951.901778187817</text:p>
          </table:table-cell>
          <table:table-cell office:value-type="float" office:value="926.802323384942" calcext:value-type="float">
            <text:p>926.802323384942</text:p>
          </table:table-cell>
          <table:table-cell office:value-type="float" office:value="1.16166281700134" calcext:value-type="float">
            <text:p>1.161662817001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655.043102186134" calcext:value-type="float">
            <text:p>655.043102186134</text:p>
          </table:table-cell>
          <table:table-cell office:value-type="float" office:value="629.943647383259" calcext:value-type="float">
            <text:p>629.943647383259</text:p>
          </table:table-cell>
          <table:table-cell office:value-type="float" office:value="0.852709531784058" calcext:value-type="float">
            <text:p>0.8527095317840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801.342076548098" calcext:value-type="float">
            <text:p>801.342076548098</text:p>
          </table:table-cell>
          <table:table-cell office:value-type="float" office:value="776.242621745223" calcext:value-type="float">
            <text:p>776.242621745223</text:p>
          </table:table-cell>
          <table:table-cell office:value-type="float" office:value="3.02251172065735" calcext:value-type="float">
            <text:p>3.022511720657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1193.58680058529" calcext:value-type="float">
            <text:p>1193.58680058529</text:p>
          </table:table-cell>
          <table:table-cell office:value-type="float" office:value="1168.48734578241" calcext:value-type="float">
            <text:p>1168.48734578241</text:p>
          </table:table-cell>
          <table:table-cell office:value-type="float" office:value="3.32356357574463" calcext:value-type="float">
            <text:p>3.323563575744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1039.95616345245" calcext:value-type="float">
            <text:p>1039.95616345245</text:p>
          </table:table-cell>
          <table:table-cell office:value-type="float" office:value="1014.85670864957" calcext:value-type="float">
            <text:p>1014.85670864957</text:p>
          </table:table-cell>
          <table:table-cell office:value-type="float" office:value="1.42795991897583" calcext:value-type="float">
            <text:p>1.427959918975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954.701531939937" calcext:value-type="float">
            <text:p>954.701531939937</text:p>
          </table:table-cell>
          <table:table-cell office:value-type="float" office:value="912.869107268478" calcext:value-type="float">
            <text:p>912.869107268478</text:p>
          </table:table-cell>
          <table:table-cell office:value-type="float" office:value="3.95884585380554" calcext:value-type="float">
            <text:p>3.958845853805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663.613809874182" calcext:value-type="float">
            <text:p>663.613809874182</text:p>
          </table:table-cell>
          <table:table-cell office:value-type="float" office:value="646.880840005599" calcext:value-type="float">
            <text:p>646.880840005599</text:p>
          </table:table-cell>
          <table:table-cell office:value-type="float" office:value="5.2267017364502" calcext:value-type="float">
            <text:p>5.22670173645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961.604459262754" calcext:value-type="float">
            <text:p>961.604459262754</text:p>
          </table:table-cell>
          <table:table-cell office:value-type="float" office:value="928.138519525587" calcext:value-type="float">
            <text:p>928.138519525587</text:p>
          </table:table-cell>
          <table:table-cell office:value-type="float" office:value="1.02362871170044" calcext:value-type="float">
            <text:p>1.023628711700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923.918081344227" calcext:value-type="float">
            <text:p>923.918081344227</text:p>
          </table:table-cell>
          <table:table-cell office:value-type="float" office:value="890.45214160706" calcext:value-type="float">
            <text:p>890.45214160706</text:p>
          </table:table-cell>
          <table:table-cell office:value-type="float" office:value="3.2940878868103" calcext:value-type="float">
            <text:p>3.29408788681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539.900967392051" calcext:value-type="float">
            <text:p>539.900967392051</text:p>
          </table:table-cell>
          <table:table-cell office:value-type="float" office:value="514.801512589176" calcext:value-type="float">
            <text:p>514.801512589176</text:p>
          </table:table-cell>
          <table:table-cell office:value-type="float" office:value="0.757088184356689" calcext:value-type="float">
            <text:p>0.7570881843566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780.74133344887" calcext:value-type="float">
            <text:p>780.74133344887</text:p>
          </table:table-cell>
          <table:table-cell office:value-type="float" office:value="755.641878645995" calcext:value-type="float">
            <text:p>755.641878645995</text:p>
          </table:table-cell>
          <table:table-cell office:value-type="float" office:value="1.34592080116272" calcext:value-type="float">
            <text:p>1.3459208011627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1105.90501574087" calcext:value-type="float">
            <text:p>1105.90501574087</text:p>
          </table:table-cell>
          <table:table-cell office:value-type="float" office:value="1047.33962120083" calcext:value-type="float">
            <text:p>1047.33962120083</text:p>
          </table:table-cell>
          <table:table-cell office:value-type="float" office:value="13.0935430526733" calcext:value-type="float">
            <text:p>13.09354305267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1079.16327857013" calcext:value-type="float">
            <text:p>1079.16327857013</text:p>
          </table:table-cell>
          <table:table-cell office:value-type="float" office:value="1028.96436896438" calcext:value-type="float">
            <text:p>1028.96436896438</text:p>
          </table:table-cell>
          <table:table-cell office:value-type="float" office:value="4.03056263923645" calcext:value-type="float">
            <text:p>4.030562639236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743.889435118261" calcext:value-type="float">
            <text:p>743.889435118261</text:p>
          </table:table-cell>
          <table:table-cell office:value-type="float" office:value="727.156465249677" calcext:value-type="float">
            <text:p>727.156465249677</text:p>
          </table:table-cell>
          <table:table-cell office:value-type="float" office:value="0.364176750183106" calcext:value-type="float">
            <text:p>0.3641767501831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928.541306773967" calcext:value-type="float">
            <text:p>928.541306773967</text:p>
          </table:table-cell>
          <table:table-cell office:value-type="float" office:value="895.0753670368" calcext:value-type="float">
            <text:p>895.0753670368</text:p>
          </table:table-cell>
          <table:table-cell office:value-type="float" office:value="4.87368631362915" calcext:value-type="float">
            <text:p>4.873686313629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545.592362507373" calcext:value-type="float">
            <text:p>545.592362507373</text:p>
          </table:table-cell>
          <table:table-cell office:value-type="float" office:value="520.492907704498" calcext:value-type="float">
            <text:p>520.492907704498</text:p>
          </table:table-cell>
          <table:table-cell office:value-type="float" office:value="1.40518021583557" calcext:value-type="float">
            <text:p>1.405180215835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826.936298292334" calcext:value-type="float">
            <text:p>826.936298292334</text:p>
          </table:table-cell>
          <table:table-cell office:value-type="float" office:value="785.103873620875" calcext:value-type="float">
            <text:p>785.103873620875</text:p>
          </table:table-cell>
          <table:table-cell office:value-type="float" office:value="1.25789260864258" calcext:value-type="float">
            <text:p>1.257892608642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475.613940823996" calcext:value-type="float">
            <text:p>475.613940823996</text:p>
          </table:table-cell>
          <table:table-cell office:value-type="float" office:value="460.656749197801" calcext:value-type="float">
            <text:p>460.656749197801</text:p>
          </table:table-cell>
          <table:table-cell office:value-type="float" office:value="3.38582873344421" calcext:value-type="float">
            <text:p>3.385828733444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925.132283709894" calcext:value-type="float">
            <text:p>925.132283709894</text:p>
          </table:table-cell>
          <table:table-cell office:value-type="float" office:value="891.666343972727" calcext:value-type="float">
            <text:p>891.666343972727</text:p>
          </table:table-cell>
          <table:table-cell office:value-type="float" office:value="8.89929819107056" calcext:value-type="float">
            <text:p>8.899298191070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1308.18884616292" calcext:value-type="float">
            <text:p>1308.18884616292</text:p>
          </table:table-cell>
          <table:table-cell office:value-type="float" office:value="1191.05805708284" calcext:value-type="float">
            <text:p>1191.05805708284</text:p>
          </table:table-cell>
          <table:table-cell office:value-type="float" office:value="2.19693565368652" calcext:value-type="float">
            <text:p>2.1969356536865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1054.37213159542" calcext:value-type="float">
            <text:p>1054.37213159542</text:p>
          </table:table-cell>
          <table:table-cell office:value-type="float" office:value="937.241342515339" calcext:value-type="float">
            <text:p>937.241342515339</text:p>
          </table:table-cell>
          <table:table-cell office:value-type="float" office:value="9.37336444854736" calcext:value-type="float">
            <text:p>9.373364448547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1073.45544260003" calcext:value-type="float">
            <text:p>1073.45544260003</text:p>
          </table:table-cell>
          <table:table-cell office:value-type="float" office:value="922.858713782778" calcext:value-type="float">
            <text:p>922.858713782778</text:p>
          </table:table-cell>
          <table:table-cell office:value-type="float" office:value="14.2460014820099" calcext:value-type="float">
            <text:p>14.24600148200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1042.88378241796" calcext:value-type="float">
            <text:p>1042.88378241796</text:p>
          </table:table-cell>
          <table:table-cell office:value-type="float" office:value="917.38650840358" calcext:value-type="float">
            <text:p>917.38650840358</text:p>
          </table:table-cell>
          <table:table-cell office:value-type="float" office:value="15.9076271057129" calcext:value-type="float">
            <text:p>15.90762710571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1238.48575932852" calcext:value-type="float">
            <text:p>1238.48575932852</text:p>
          </table:table-cell>
          <table:table-cell office:value-type="float" office:value="1071.15606064269" calcext:value-type="float">
            <text:p>1071.15606064269</text:p>
          </table:table-cell>
          <table:table-cell office:value-type="float" office:value="29.5390317440033" calcext:value-type="float">
            <text:p>29.53903174400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927.205099386821" calcext:value-type="float">
            <text:p>927.205099386821</text:p>
          </table:table-cell>
          <table:table-cell office:value-type="float" office:value="801.707825372446" calcext:value-type="float">
            <text:p>801.707825372446</text:p>
          </table:table-cell>
          <table:table-cell office:value-type="float" office:value="8.95134806632996" calcext:value-type="float">
            <text:p>8.95134806632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855.578139614565" calcext:value-type="float">
            <text:p>855.578139614565</text:p>
          </table:table-cell>
          <table:table-cell office:value-type="float" office:value="755.180320403064" calcext:value-type="float">
            <text:p>755.180320403064</text:p>
          </table:table-cell>
          <table:table-cell office:value-type="float" office:value="4.91605758666992" calcext:value-type="float">
            <text:p>4.91605758666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997.585237778554" calcext:value-type="float">
            <text:p>997.585237778554</text:p>
          </table:table-cell>
          <table:table-cell office:value-type="float" office:value="846.988508961304" calcext:value-type="float">
            <text:p>846.988508961304</text:p>
          </table:table-cell>
          <table:table-cell office:value-type="float" office:value="5.24618792533875" calcext:value-type="float">
            <text:p>5.246187925338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1215.05508720807" calcext:value-type="float">
            <text:p>1215.05508720807</text:p>
          </table:table-cell>
          <table:table-cell office:value-type="float" office:value="1030.99241865365" calcext:value-type="float">
            <text:p>1030.99241865365</text:p>
          </table:table-cell>
          <table:table-cell office:value-type="float" office:value="13.5715951919556" calcext:value-type="float">
            <text:p>13.57159519195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251.468925703" calcext:value-type="float">
            <text:p>1251.468925703</text:p>
          </table:table-cell>
          <table:table-cell office:value-type="float" office:value="1109.23868182005" calcext:value-type="float">
            <text:p>1109.23868182005</text:p>
          </table:table-cell>
          <table:table-cell office:value-type="float" office:value="8.44191908836365" calcext:value-type="float">
            <text:p>8.441919088363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1673.48518417737" calcext:value-type="float">
            <text:p>1673.48518417737</text:p>
          </table:table-cell>
          <table:table-cell office:value-type="float" office:value="1472.68954575437" calcext:value-type="float">
            <text:p>1472.68954575437</text:p>
          </table:table-cell>
          <table:table-cell office:value-type="float" office:value="66.7160847187042" calcext:value-type="float">
            <text:p>66.71608471870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1508.07833578854" calcext:value-type="float">
            <text:p>1508.07833578854</text:p>
          </table:table-cell>
          <table:table-cell office:value-type="float" office:value="1349.115122037" calcext:value-type="float">
            <text:p>1349.115122037</text:p>
          </table:table-cell>
          <table:table-cell office:value-type="float" office:value="23.0147752761841" calcext:value-type="float">
            <text:p>23.01477527618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1272.31834167817" calcext:value-type="float">
            <text:p>1272.31834167817</text:p>
          </table:table-cell>
          <table:table-cell office:value-type="float" office:value="1171.92052246667" calcext:value-type="float">
            <text:p>1171.92052246667</text:p>
          </table:table-cell>
          <table:table-cell office:value-type="float" office:value="6.75434184074402" calcext:value-type="float">
            <text:p>6.754341840744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1201.67859945284" calcext:value-type="float">
            <text:p>1201.67859945284</text:p>
          </table:table-cell>
          <table:table-cell office:value-type="float" office:value="1017.61593089842" calcext:value-type="float">
            <text:p>1017.61593089842</text:p>
          </table:table-cell>
          <table:table-cell office:value-type="float" office:value="34.2552077770233" calcext:value-type="float">
            <text:p>34.25520777702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1372.4805454453" calcext:value-type="float">
            <text:p>1372.4805454453</text:p>
          </table:table-cell>
          <table:table-cell office:value-type="float" office:value="1196.78436182517" calcext:value-type="float">
            <text:p>1196.78436182517</text:p>
          </table:table-cell>
          <table:table-cell office:value-type="float" office:value="37.9616684913635" calcext:value-type="float">
            <text:p>37.96166849136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1437.51236399572" calcext:value-type="float">
            <text:p>1437.51236399572</text:p>
          </table:table-cell>
          <table:table-cell office:value-type="float" office:value="1320.38157491564" calcext:value-type="float">
            <text:p>1320.38157491564</text:p>
          </table:table-cell>
          <table:table-cell office:value-type="float" office:value="6.12655830383301" calcext:value-type="float">
            <text:p>6.126558303833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954.262652122436" calcext:value-type="float">
            <text:p>954.262652122436</text:p>
          </table:table-cell>
          <table:table-cell office:value-type="float" office:value="812.032408239478" calcext:value-type="float">
            <text:p>812.032408239478</text:p>
          </table:table-cell>
          <table:table-cell office:value-type="float" office:value="7.37571477890015" calcext:value-type="float">
            <text:p>7.37571477890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962.751307376966" calcext:value-type="float">
            <text:p>962.751307376966</text:p>
          </table:table-cell>
          <table:table-cell office:value-type="float" office:value="828.887548428299" calcext:value-type="float">
            <text:p>828.887548428299</text:p>
          </table:table-cell>
          <table:table-cell office:value-type="float" office:value="13.9260494709015" calcext:value-type="float">
            <text:p>13.9260494709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1186.68339322291" calcext:value-type="float">
            <text:p>1186.68339322291</text:p>
          </table:table-cell>
          <table:table-cell office:value-type="float" office:value="1036.08666440566" calcext:value-type="float">
            <text:p>1036.08666440566</text:p>
          </table:table-cell>
          <table:table-cell office:value-type="float" office:value="29.2454500198364" calcext:value-type="float">
            <text:p>29.24545001983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726.094929179762" calcext:value-type="float">
            <text:p>726.094929179762</text:p>
          </table:table-cell>
          <table:table-cell office:value-type="float" office:value="634.063594902554" calcext:value-type="float">
            <text:p>634.063594902554</text:p>
          </table:table-cell>
          <table:table-cell office:value-type="float" office:value="0.982564210891724" calcext:value-type="float">
            <text:p>0.9825642108917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1034.14637533576" calcext:value-type="float">
            <text:p>1034.14637533576</text:p>
          </table:table-cell>
          <table:table-cell office:value-type="float" office:value="900.282616387095" calcext:value-type="float">
            <text:p>900.282616387095</text:p>
          </table:table-cell>
          <table:table-cell office:value-type="float" office:value="12.4981842041016" calcext:value-type="float">
            <text:p>12.49818420410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1381.096647538" calcext:value-type="float">
            <text:p>1381.096647538</text:p>
          </table:table-cell>
          <table:table-cell office:value-type="float" office:value="1263.96585845791" calcext:value-type="float">
            <text:p>1263.96585845791</text:p>
          </table:table-cell>
          <table:table-cell office:value-type="float" office:value="7.96176385879517" calcext:value-type="float">
            <text:p>7.961763858795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682.942710012313" calcext:value-type="float">
            <text:p>682.942710012313</text:p>
          </table:table-cell>
          <table:table-cell office:value-type="float" office:value="628.232616598973" calcext:value-type="float">
            <text:p>628.232616598973</text:p>
          </table:table-cell>
          <table:table-cell office:value-type="float" office:value="6.19319844245911" calcext:value-type="float">
            <text:p>6.193198442459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1161.01935239718" calcext:value-type="float">
            <text:p>1161.01935239718</text:p>
          </table:table-cell>
          <table:table-cell office:value-type="float" office:value="1052.25504825139" calcext:value-type="float">
            <text:p>1052.25504825139</text:p>
          </table:table-cell>
          <table:table-cell office:value-type="float" office:value="19.2402493953705" calcext:value-type="float">
            <text:p>19.24024939537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1204.49665903765" calcext:value-type="float">
            <text:p>1204.49665903765</text:p>
          </table:table-cell>
          <table:table-cell office:value-type="float" office:value="1062.26641515469" calcext:value-type="float">
            <text:p>1062.26641515469</text:p>
          </table:table-cell>
          <table:table-cell office:value-type="float" office:value="4.65893292427063" calcext:value-type="float">
            <text:p>4.658932924270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847.201886909353" calcext:value-type="float">
            <text:p>847.201886909353</text:p>
          </table:table-cell>
          <table:table-cell office:value-type="float" office:value="721.704612894978" calcext:value-type="float">
            <text:p>721.704612894978</text:p>
          </table:table-cell>
          <table:table-cell office:value-type="float" office:value="13.7762982845306" calcext:value-type="float">
            <text:p>13.77629828453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1115.4812222541" calcext:value-type="float">
            <text:p>1115.4812222541</text:p>
          </table:table-cell>
          <table:table-cell office:value-type="float" office:value="948.151523568264" calcext:value-type="float">
            <text:p>948.151523568264</text:p>
          </table:table-cell>
          <table:table-cell office:value-type="float" office:value="14.5187268257141" calcext:value-type="float">
            <text:p>14.51872682571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1005.98362486164" calcext:value-type="float">
            <text:p>1005.98362486164</text:p>
          </table:table-cell>
          <table:table-cell office:value-type="float" office:value="872.11986591297" calcext:value-type="float">
            <text:p>872.11986591297</text:p>
          </table:table-cell>
          <table:table-cell office:value-type="float" office:value="9.11758732795715" calcext:value-type="float">
            <text:p>9.117587327957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114.53634313071" calcext:value-type="float">
            <text:p>1114.53634313071</text:p>
          </table:table-cell>
          <table:table-cell office:value-type="float" office:value="1022.50500885351" calcext:value-type="float">
            <text:p>1022.50500885351</text:p>
          </table:table-cell>
          <table:table-cell office:value-type="float" office:value="4.02667260169983" calcext:value-type="float">
            <text:p>4.0266726016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1270.62529588225" calcext:value-type="float">
            <text:p>1270.62529588225</text:p>
          </table:table-cell>
          <table:table-cell office:value-type="float" office:value="1161.86099173646" calcext:value-type="float">
            <text:p>1161.86099173646</text:p>
          </table:table-cell>
          <table:table-cell office:value-type="float" office:value="13.0515372753143" calcext:value-type="float">
            <text:p>13.0515372753143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4:07:30.15866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22T14:12:04.219363352</dc:date>
    <meta:editing-duration>PT4M34S</meta:editing-duration>
    <meta:editing-cycles>1</meta:editing-cycles>
    <meta:document-statistic meta:table-count="1" meta:cell-count="455" meta:object-count="0"/>
  </office:meta>
</office:document-meta>
</file>